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208in"/>
    </style:style>
    <style:style style:name="Table1.B" style:family="table-column">
      <style:table-column-properties style:column-width="4.87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0.559in" style:rel-column-width="805*"/>
    </style:style>
    <style:style style:name="Table2.B" style:family="table-column">
      <style:table-column-properties style:column-width="1.3125in" style:rel-column-width="1890*"/>
    </style:style>
    <style:style style:name="Table2.C" style:family="table-column">
      <style:table-column-properties style:column-width="3.3785in" style:rel-column-width="4865*"/>
    </style:style>
    <style:style style:name="Table2.D" style:family="table-column">
      <style:table-column-properties style:column-width="1.25in" style:rel-column-width="180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font-weight="bold" style:font-weight-asian="bold" style:font-name-complex="Calibri1" style:font-weight-complex="bold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text-properties style:font-name-complex="Calibri1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weight="bold" style:font-weight-asian="bold" style:font-name-complex="Calibri1" style:font-weight-complex="bold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06e0b5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059bc2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056a5d" officeooo:paragraph-rsid="00056a5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059bc2" officeooo:paragraph-rsid="00059bc2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end" style:justify-single-word="false" style:page-number="auto"/>
      <style:text-properties fo:font-weight="bold" style:font-weight-asian="bold" style:font-name-complex="Calibri1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in" fo:margin-right="0in" fo:line-height="200%" fo:text-indent="0.5in" style:auto-text-indent="false"/>
    </style:style>
    <style:style style:name="P18" style:family="paragraph" style:parent-style-name="Standard">
      <style:paragraph-properties fo:margin-left="0in" fo:margin-right="0in" fo:line-height="200%" fo:text-indent="0.25in" style:auto-text-indent="false"/>
    </style:style>
    <style:style style:name="P19" style:family="paragraph" style:parent-style-name="Footnote">
      <style:text-properties officeooo:paragraph-rsid="0008b342"/>
    </style:style>
    <style:style style:name="P20" style:family="paragraph" style:parent-style-name="Endnote" style:master-page-name="Converted2">
      <style:paragraph-properties style:page-number="auto"/>
    </style:style>
    <style:style style:name="P21" style:family="paragraph" style:parent-style-name="List_20_Paragraph" style:list-style-name="WWNum1">
      <style:paragraph-properties fo:line-height="150%"/>
    </style:style>
    <style:style style:name="P22" style:family="paragraph" style:parent-style-name="List_20_Paragraph" style:list-style-name="WWNum1"/>
    <style:style style:name="P23" style:family="paragraph" style:parent-style-name="List_20_Paragraph" style:list-style-name="WWNum3">
      <style:paragraph-properties fo:line-height="200%"/>
    </style:style>
    <style:style style:name="P24" style:family="paragraph" style:parent-style-name="List_20_Paragraph">
      <style:paragraph-properties fo:margin-left="0in" fo:margin-right="0in" fo:line-height="200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style:font-name-complex="Calibri1"/>
    </style:style>
    <style:style style:name="T5" style:family="text">
      <style:text-properties style:font-name-complex="Calibri1" style:font-size-complex="10pt"/>
    </style:style>
    <style:style style:name="T6" style:family="text">
      <style:text-properties officeooo:rsid="00056a5d" style:font-name-complex="Calibri1"/>
    </style:style>
    <style:style style:name="T7" style:family="text">
      <style:text-properties officeooo:rsid="00059bc2" style:font-name-complex="Calibri1"/>
    </style:style>
    <style:style style:name="T8" style:family="text">
      <style:text-properties officeooo:rsid="0006e0b5" style:font-name-complex="Calibri1"/>
    </style:style>
    <style:style style:name="T9" style:family="text">
      <style:text-properties officeooo:rsid="00059bc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5"/>
        <text:p text:style-name="P5"/>
        <text:p text:style-name="P5"/>
        <text:p text:style-name="P5"/>
        <text:p text:style-name="P5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><text:span text:style-name="T3">Exploration of the US/Iran Crisis Through Social Media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6"><text:span text:style-name="T4">Dawn Bali</text:span></text:p>
        <text:p text:style-name="P6"><text:span text:style-name="T4">Regis University</text:span></text:p>
        <text:p text:style-name="P6"><text:span text:style-name="T4">MSDS 69</text:span><text:span text:style-name="T6">6</text:span><text:span text:style-name="T4"> Spring 2020</text:span></text:p>
        <text:p text:style-name="P6"><text:a xlink:type="simple" xlink:href="mailto:Dawn.m.bali@gmail.com" text:style-name="ListLabel_20_7" text:visited-style-name="ListLabel_20_7"><text:span text:style-name="Internet_20_link"><text:span text:style-name="T4">Dawn.m.bali@gmail.com</text:span></text:span></text:a></text:p>
        <text:p text:style-name="P6"><text:span text:style-name="T4">720 614-7001</text:span></text:p>
        <text:p text:style-name="P8"/>
        <text:p text:style-name="P16"><text:span text:style-name="T2">Background</text:span></text:p>
        <text:p text:style-name="P17"><text:span text:style-name="T4">Since 1979, Iran and the United States have been engaged in a shadow war, needling at one another through various means. <text:s/>The most recent escalation placed these two countries on the brink of war, by some accounts. <text:s/>In the past 40 years, over a thousand lives were caught in the crosshairs. <text:s/>Iran is responsible for the majority of casualties, either directly by their hand or through their various proxy militias. <text:s/>The US lost 241 service members in Beirut and </text:span><text:span text:style-name="T6">accidentally</text:span><text:span text:style-name="T4"> shot down an Iranian civilian aircraft, killing hundreds. <text:s/>This confrontation concluded with the loss of one very important Iranian life. <text:s/>Brigadier General (BG) Qassem Soleimani was Iran’s central figure of Iran’s foreign policy and very close to Supreme Leader Ayatollah Ali Khamene’i.</text:span></text:p>
        <text:p text:style-name="Standard"><text:span text:style-name="T2">Research Question</text:span></text:p>
        <text:p text:style-name="P17"><text:span text:style-name="T4">Initially, I presumed that Soleimani’s assassination would rally Iran’s population around the government. <text:s/>In the early years of the Islamic Revolution, the then Supreme Leader Ruhollah Khomeini effectively united the disparate factions by creating a common enemy, the Great Satan. <text:s/>Masses took the streets to mourn their latest martyr. <text:s/>Very public, dramatic bereavement is an iconic cultural narrative and ritual for Shi’a Muslims, stemming back to the martyrdom of the Prophet Mohammad’s grandson Hussein in 680 A.D. <text:s/>The regime retaliated, but erred dramatically. <text:s/>After launching missiles at American military barracks in Iraq, the Islamic Revolutionary Guard Corps (IRGC) inadvertently shot down a Ukrainian civil aircraft. <text:s/>The disaster killed 176, half of whom were Iranian citizens. Within days, the tide had turned against the regime. <text:s/></text:span></text:p>
        <text:p text:style-name="P18"><text:span text:style-name="T4">I seek to explore international opinion on the US/Iran crisis. <text:s/>The following are questions I seek answers for in social media:</text:span></text:p>
        <text:list xml:id="list4149081904" text:style-name="WWNum1">
          <text:list-item>
            <text:p text:style-name="P21"><text:span text:style-name="T4">Were Americans in favor of assassinating Soleimani and by proxy, President Trump’s Iran foreign policy?</text:span></text:p>
          </text:list-item>
          <text:list-item>
            <text:p text:style-name="P22"><text:span text:style-name="T4">To what extent, if any, were Iranians in favor of the assassination?</text:span></text:p>
          </text:list-item>
          <text:list-item>
            <text:p text:style-name="P21"><text:span text:style-name="T4">Aside from the US and Iran, what was the sentiment of the rest of the world? <text:s/></text:span></text:p>
          </text:list-item>
          <text:list-item>
            <text:p text:style-name="P21"><text:soft-page-break/><text:span text:style-name="T4">Does it vary by region (Middle East, Far East, Europe, Africa, Americas) or follow along the lines of other divides (Commonwealth states, former Soviet, Islamic)?</text:span></text:p>
          </text:list-item>
          <text:list-item>
            <text:p text:style-name="P22"><text:span text:style-name="T4">How did the sentiment vary over the span of collection, noting the key events below?</text:span></text:p>
          </text:list-item>
        </text:list>
        <text:p text:style-name="Standard"><text:span text:style-name="T2">Data</text:span></text:p>
        <text:p text:style-name="P17"><text:span text:style-name="T4">The data will comprise social media posts from Twitter that includes content related to the US/Iran crisis, including the following keywords: <text:s/>Iran, protests, Tehran, Khamenei, Qassem Soleimani, and Ukraine International Airlines flight PS752. <text:s/>The following hashtags will also be included: #iranprotests2020, #iranprotesters, #iran, #tehran, #tehran, #khamenei, and #qassemsoleimani. <text:s/>Others may be added during the collection process to ensure the dataset is as comprehensive and large as possible. <text:s/>The time period of the tweets includes approximately December 2</text:span><text:span text:style-name="T6">6</text:span><text:span text:style-name="T4">, 2019, through January 25, 2020 and the following key events:</text:span><text:bookmark text:name="_GoBack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"><text:span text:style-name="T2">Date</text:span></text:p>
            </table:table-cell>
            <table:table-cell table:style-name="Table1.A1" office:value-type="string">
              <text:p text:style-name="P9"><text:span text:style-name="T2">Event</text:span></text:p>
            </table:table-cell>
          </table:table-row>
          <table:table-row table:style-name="Table1.1">
            <table:table-cell table:style-name="Table1.A1" office:value-type="string">
              <text:p text:style-name="P7"><text:span text:style-name="T4">December 27, 2019</text:span></text:p>
            </table:table-cell>
            <table:table-cell table:style-name="Table1.A1" office:value-type="string">
              <text:p text:style-name="P7"><text:span text:style-name="T4">Kata’ib Hezbollah (KH) attack that killed one American.</text:span></text:p>
            </table:table-cell>
          </table:table-row>
          <table:table-row table:style-name="Table1.1">
            <table:table-cell table:style-name="Table1.A1" office:value-type="string">
              <text:p text:style-name="P7"><text:span text:style-name="T4">December 28, 2019</text:span></text:p>
            </table:table-cell>
            <table:table-cell table:style-name="Table1.A1" office:value-type="string">
              <text:p text:style-name="P7"><text:span text:style-name="T4">US retaliatory strike against five KH targets, killing 25 militants.</text:span></text:p>
            </table:table-cell>
          </table:table-row>
          <table:table-row table:style-name="Table1.1">
            <table:table-cell table:style-name="Table1.A1" office:value-type="string">
              <text:p text:style-name="P7"><text:span text:style-name="T4">December 31, 2019</text:span></text:p>
            </table:table-cell>
            <table:table-cell table:style-name="Table1.A1" office:value-type="string">
              <text:p text:style-name="P7"><text:span text:style-name="T4">US Embassy in Baghdad mobbed and breached by protestors</text:span></text:p>
            </table:table-cell>
          </table:table-row>
          <table:table-row table:style-name="Table1.1">
            <table:table-cell table:style-name="Table1.A1" office:value-type="string">
              <text:p text:style-name="P7"><text:span text:style-name="T4">January 3, 2020</text:span></text:p>
            </table:table-cell>
            <table:table-cell table:style-name="Table1.A1" office:value-type="string">
              <text:p text:style-name="P7"><text:span text:style-name="T4">US assassination of BG Qassem Soleimani</text:span></text:p>
            </table:table-cell>
          </table:table-row>
          <table:table-row table:style-name="Table1.1">
            <table:table-cell table:style-name="Table1.A1" table:number-rows-spanned="2" office:value-type="string">
              <text:p text:style-name="P7"><text:span text:style-name="T4">January 7, 2020</text:span></text:p>
            </table:table-cell>
            <table:table-cell table:style-name="Table1.A1" office:value-type="string">
              <text:p text:style-name="P7"><text:span text:style-name="T4">Iranian retaliatory strikes on American barracks in Iraq.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P7"><text:span text:style-name="T4">IRGC shoot down PK752, killing 176 civilians.</text:span></text:p>
            </table:table-cell>
          </table:table-row>
          <table:table-row table:style-name="Table1.1">
            <table:table-cell table:style-name="Table1.A1" office:value-type="string">
              <text:p text:style-name="P7"><text:span text:style-name="T4">January 11, 2020</text:span></text:p>
            </table:table-cell>
            <table:table-cell table:style-name="Table1.A1" office:value-type="string">
              <text:p text:style-name="P7"><text:span text:style-name="T4">IRGC BG Amir Ali Hajizadeh publicly acknowledged Iranian responsibility.</text:span></text:p>
            </table:table-cell>
          </table:table-row>
        </table:table>
        <text:p text:style-name="P3"/>
        <text:p text:style-name="Standard"><text:span text:style-name="T2">Methodology</text:span></text:p>
        <text:p text:style-name="P4"><text:span text:style-name="T4"><text:tab/>Peng’s “Exploratory Data Analysis” principles will be used once the data is properly cleaned and formatted. I will attempt to use three different types of sentiment analysis: feature-based, embedding-based, and rule-base.</text:span><text:span text:style-name="T4"><text:note text:id="ftn0" text:note-class="footnote"><text:note-citation>1</text:note-citation><text:note-body><text:p text:style-name="P19"><text:s text:c="8"/><text:span text:style-name="Endnote_20_Symbol"/> <text:a xlink:type="simple" xlink:href="https://towardsdatascience.com/fine-grained-sentiment-analysis-in-python-part-1-2697bb111ed4" text:style-name="Internet_20_link" text:visited-style-name="Visited_20_Internet_20_Link"><text:span text:style-name="Internet_20_link">https://towardsdatascience.com/fine-grained-sentiment-analysis-in-python-part-1-2697bb111ed4</text:span></text:a><text:span text:style-name="Internet_20_link"> </text:span></text:p></text:note-body></text:note></text:span><text:span text:style-name="T4"> Those include:</text:span></text:p>
        <text:list xml:id="list245536738" text:style-name="WWNum3">
          <text:list-item>
            <text:p text:style-name="P23"><text:span text:style-name="T4">Feature based: <text:s/>logistic regression and Support Vector Machine, both in Scikit-learn;</text:span></text:p>
          </text:list-item>
          <text:list-item>
            <text:p text:style-name="P23"><text:span text:style-name="T4">Embedding-based: FastText (a NLP library) and Flair (a PyTorch-based framework); and </text:span></text:p>
          </text:list-item>
          <text:list-item>
            <text:p text:style-name="P23"><text:span text:style-name="T4">Rule-based: TextBlob and VADER.</text:span></text:p>
          </text:list-item>
        </text:list>
        <text:p text:style-name="P24"><text:soft-page-break/><text:span text:style-name="T4">I will assess the accuracy of the various classifiers, while comparing and contrasting the results. As part of the results, I wish to include as many meaningful visualizations as time will allow. <text:s/>These will be crafted using Python, not a visualization tool like Tableau. <text:s/></text:span></text:p>
        <text:p text:style-name="P24"><text:span text:style-name="T4"><text:tab/></text:span><text:span text:style-name="T7">As this project is a continuation from the first practicum, my primary hurdle will be to solve my Twitter credential problem. <text:s/>This project requires premium API access, as the time period of interest surpasses the 30 day limit. <text:s text:c="2"/>This API though does have limitations. <text:s/>This is where I think I may be hung up. <text:s/></text:span><text:span text:style-name="T4">I </text:span><text:span text:style-name="T7">also </text:span><text:span text:style-name="T4">anticipate possible difficulties with posts in Farsi or other foreign languages; </text:span><text:span text:style-name="T7">however, as I am not searching in Farsi—using the non-roman alphabet, only mixed alphabet posts could pose a challenge.</text:span><text:span text:style-name="T4"> While I am interested in foreign language natural language processing (NLP), it is likely beyond the scope of the project. <text:s/>In previous NLP assignments, I have struggled with cleaning and formatting the data properly for the various operations. <text:s/></text:span><text:span text:style-name="T7">I am ever hopeful that I can demonstrate some proficiency in these </text:span><text:span text:style-name="T8">skills.</text:span></text:p>
        <text:p text:style-name="Standard"><text:span text:style-name="T2">Project Timeline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9"><text:span text:style-name="T3">Week</text:span></text:p>
            </table:table-cell>
            <table:table-cell table:style-name="Table2.A1" office:value-type="string">
              <text:p text:style-name="P9"><text:span text:style-name="T3">Deadline</text:span></text:p>
            </table:table-cell>
            <table:table-cell table:style-name="Table2.A1" office:value-type="string">
              <text:p text:style-name="P9"><text:span text:style-name="T3">Task</text:span></text:p>
            </table:table-cell>
            <table:table-cell table:style-name="Table2.A1" office:value-type="string">
              <text:p text:style-name="P9"><text:span text:style-name="T3">Deliverable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1</text:span></text:p>
            </table:table-cell>
            <table:table-cell table:style-name="Table2.A1" office:value-type="string">
              <text:p text:style-name="P8"><text:span text:style-name="T6">March</text:span><text:span text:style-name="T4"> 1</text:span><text:span text:style-name="T7">5</text:span><text:span text:style-name="T4">, 2020</text:span></text:p>
            </table:table-cell>
            <table:table-cell table:style-name="Table2.A1" office:value-type="string">
              <text:p text:style-name="P13"><text:span text:style-name="T4">Proposal</text:span></text:p>
            </table:table-cell>
            <table:table-cell table:style-name="Table2.A1" office:value-type="string">
              <text:p text:style-name="P12"><text:s text:c="5"/><text:span text:style-name="T9">Short paper</text:span> <text:s text:c="5"/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2</text:span></text:p>
            </table:table-cell>
            <table:table-cell table:style-name="Table2.A1" office:value-type="string">
              <text:p text:style-name="P8"><text:span text:style-name="T6">March 22</text:span><text:span text:style-name="T4">, 2020</text:span></text:p>
            </table:table-cell>
            <table:table-cell table:style-name="Table2.A1" office:value-type="string">
              <text:p text:style-name="P14"><text:span text:style-name="T4">Credential </text:span><text:span text:style-name="T8">Error Solution</text:span></text:p>
            </table:table-cell>
            <table:table-cell table:style-name="Table2.A1" office:value-type="string">
              <text:p text:style-name="P10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3</text:span></text:p>
            </table:table-cell>
            <table:table-cell table:style-name="Table2.A1" office:value-type="string">
              <text:p text:style-name="P8"><text:span text:style-name="T6">March 29</text:span><text:span text:style-name="T4">, 2020</text:span></text:p>
            </table:table-cell>
            <table:table-cell table:style-name="Table2.A1" office:value-type="string">
              <text:p text:style-name="P7"><text:span text:style-name="T4">Data Collection: query building, building data</text:span><text:span text:style-name="T8">set</text:span></text:p>
            </table:table-cell>
            <table:table-cell table:style-name="Table2.A1" office:value-type="string">
              <text:p text:style-name="P7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4</text:span></text:p>
            </table:table-cell>
            <table:table-cell table:style-name="Table2.A1" office:value-type="string">
              <text:p text:style-name="P8"><text:span text:style-name="T6">April 5</text:span><text:span text:style-name="T4">, 2020</text:span></text:p>
            </table:table-cell>
            <table:table-cell table:style-name="Table2.A1" office:value-type="string">
              <text:p text:style-name="P7"><text:span text:style-name="T4">Data Wrangling: cleaning and processing</text:span></text:p>
            </table:table-cell>
            <table:table-cell table:style-name="Table2.A1" office:value-type="string">
              <text:p text:style-name="P7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5</text:span></text:p>
            </table:table-cell>
            <table:table-cell table:style-name="Table2.A1" office:value-type="string">
              <text:p text:style-name="P8"><text:span text:style-name="T6">April 12</text:span><text:span text:style-name="T4">, 2020</text:span></text:p>
            </table:table-cell>
            <table:table-cell table:style-name="Table2.A1" office:value-type="string">
              <text:p text:style-name="P7"><text:span text:style-name="T4">Data Exploration: NLP, Descriptive Statistics</text:span></text:p>
            </table:table-cell>
            <table:table-cell table:style-name="Table2.A1" office:value-type="string">
              <text:p text:style-name="P7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6</text:span></text:p>
            </table:table-cell>
            <table:table-cell table:style-name="Table2.A1" office:value-type="string">
              <text:p text:style-name="P8"><text:span text:style-name="T6">April 19</text:span><text:span text:style-name="T4">, 2020</text:span></text:p>
            </table:table-cell>
            <table:table-cell table:style-name="Table2.A1" office:value-type="string">
              <text:p text:style-name="P7"><text:span text:style-name="T4">Clustering / Sentiment Analysis</text:span></text:p>
            </table:table-cell>
            <table:table-cell table:style-name="Table2.A1" office:value-type="string">
              <text:p text:style-name="P7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7</text:span></text:p>
            </table:table-cell>
            <table:table-cell table:style-name="Table2.A1" office:value-type="string">
              <text:p text:style-name="P8"><text:span text:style-name="T6">April 26</text:span><text:span text:style-name="T4">, 2020</text:span></text:p>
            </table:table-cell>
            <table:table-cell table:style-name="Table2.A1" office:value-type="string">
              <text:p text:style-name="P7"><text:span text:style-name="T4">Data visualization</text:span></text:p>
            </table:table-cell>
            <table:table-cell table:style-name="Table2.A1" office:value-type="string">
              <text:p text:style-name="P7"><text:span text:style-name="T4">Progress report</text:span></text:p>
            </table:table-cell>
          </table:table-row>
          <table:table-row table:style-name="Table2.1">
            <table:table-cell table:style-name="Table2.A1" office:value-type="string">
              <text:p text:style-name="P9"><text:span text:style-name="T4">8</text:span></text:p>
            </table:table-cell>
            <table:table-cell table:style-name="Table2.A1" office:value-type="string">
              <text:p text:style-name="P8"><text:span text:style-name="T6">May 1</text:span><text:span text:style-name="T4">, 2020</text:span></text:p>
            </table:table-cell>
            <table:table-cell table:style-name="Table2.A1" office:value-type="string">
              <text:p text:style-name="P7"><text:span text:style-name="T4">Create the video and Website</text:span></text:p>
            </table:table-cell>
            <table:table-cell table:style-name="Table2.A1" office:value-type="string">
              <text:p text:style-name="P7"><text:span text:style-name="T5">Video/website presentation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Endnote" style:page-layout-name="Mpm3"/>
    <style:master-page style:name="Converted3" style:page-layout-name="Mpm4" style:next-style-name="Converted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i, Dawn M</meta:initial-creator>
    <meta:editing-cycles>7</meta:editing-cycles>
    <meta:creation-date>2020-01-28T21:40:00</meta:creation-date>
    <dc:date>2020-03-17T21:22:52.647594324</dc:date>
    <meta:editing-duration>PT1H45S</meta:editing-duration>
    <meta:generator>LibreOffice/6.0.7.3$Linux_X86_64 LibreOffice_project/00m0$Build-3</meta:generator>
    <meta:document-statistic meta:table-count="2" meta:image-count="0" meta:object-count="0" meta:page-count="4" meta:paragraph-count="78" meta:word-count="874" meta:character-count="5732" meta:non-whitespace-character-count="4890"/>
    <meta:user-defined meta:name="AppVersion">16.0000</meta:user-defined>
    <meta:user-defined meta:name="Company">Department of Defen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